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 fo:language="en" fo:country="CA"/>
    </style:style>
    <style:style style:name="P2" style:parent-style-name="Normal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 fo:language="en" fo:country="CA"/>
    </style:style>
    <style:style style:name="P3" style:parent-style-name="Parágrafoda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4" style:parent-style-name="Parágrafoda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5" style:parent-style-name="Parágrafoda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6" style:parent-style-name="Parágrafoda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7" style:parent-style-name="Parágrafoda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8" style:parent-style-name="Parágrafoda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9" style:parent-style-name="Parágrafoda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1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1" style:parent-style-name="Normal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2" style:parent-style-name="ParágrafodaLista" style:list-style-name="LFO4" style:family="paragraph">
      <style:paragraph-properties fo:text-align="justify"/>
      <style:text-properties fo:font-size="12pt" style:font-size-asian="12pt" style:font-size-complex="12pt"/>
    </style:style>
    <style:style style:name="P13" style:parent-style-name="ParágrafodaLista" style:list-style-name="LFO4" style:family="paragraph">
      <style:paragraph-properties fo:text-align="justify"/>
      <style:text-properties fo:font-size="12pt" style:font-size-asian="12pt" style:font-size-complex="12pt"/>
    </style:style>
    <style:style style:name="P14" style:parent-style-name="ParágrafodaLista" style:list-style-name="LFO4" style:family="paragraph">
      <style:paragraph-properties fo:text-align="justify"/>
      <style:text-properties fo:font-size="12pt" style:font-size-asian="12pt" style:font-size-complex="12pt"/>
    </style:style>
    <style:style style:name="P15" style:parent-style-name="ParágrafodaLista" style:list-style-name="LFO4" style:family="paragraph">
      <style:paragraph-properties fo:text-align="justify"/>
      <style:text-properties fo:font-size="12pt" style:font-size-asian="12pt" style:font-size-complex="12pt"/>
    </style:style>
    <style:style style:name="P16" style:parent-style-name="ParágrafodaLista" style:list-style-name="LFO4" style:family="paragraph">
      <style:paragraph-properties fo:text-align="justify"/>
      <style:text-properties fo:font-size="12pt" style:font-size-asian="12pt" style:font-size-complex="12pt"/>
    </style:style>
    <style:style style:name="T17" style:parent-style-name="Tipodeletrapredefinidodoparágrafo" style:family="text">
      <style:text-properties fo:font-size="12pt" style:font-size-asian="12pt" style:font-size-complex="12pt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/>
    </style:style>
    <style:style style:name="P19" style:parent-style-name="ParágrafodaLista" style:list-style-name="LFO5" style:family="paragraph">
      <style:text-properties fo:font-size="12pt" style:font-size-asian="12pt" style:font-size-complex="12pt"/>
    </style:style>
    <style:style style:name="P20" style:parent-style-name="ParágrafodaLista" style:list-style-name="LFO5" style:family="paragraph">
      <style:text-properties fo:font-size="12pt" style:font-size-asian="12pt" style:font-size-complex="12pt"/>
    </style:style>
    <style:style style:name="P21" style:parent-style-name="ParágrafodaLista" style:list-style-name="LFO5" style:family="paragraph">
      <style:text-properties fo:font-size="12pt" style:font-size-asian="12pt" style:font-size-complex="12pt"/>
    </style:style>
    <style:style style:name="P22" style:parent-style-name="ParágrafodaLista" style:list-style-name="LFO5" style:family="paragraph">
      <style:text-properties fo:font-size="12pt" style:font-size-asian="12pt" style:font-size-complex="12pt"/>
    </style:style>
    <style:style style:name="P23" style:parent-style-name="Normal" style:family="paragraph">
      <style:paragraph-properties fo:margin-left="0.25in">
        <style:tab-stops/>
      </style:paragraph-properties>
    </style:style>
    <style:style style:name="T24" style:parent-style-name="Tipodeletrapredefinidodoparágrafo" style:family="text">
      <style:text-properties fo:font-size="12pt" style:font-size-asian="12pt" style:font-size-complex="12pt"/>
    </style:style>
    <style:style style:name="T25" style:parent-style-name="Tipodeletrapredefinidodoparágrafo" style:family="text">
      <style:text-properties fo:font-size="12pt" style:font-size-asian="12pt" style:font-size-complex="12pt"/>
    </style:style>
    <style:style style:name="T26" style:parent-style-name="Hiperligação" style:family="text">
      <style:text-properties fo:font-size="12pt" style:font-size-asian="12pt" style:font-size-complex="12pt"/>
    </style:style>
    <style:style style:name="T27" style:parent-style-name="Tipodeletrapredefinidodoparágrafo" style:family="text">
      <style:text-properties fo:font-size="12pt" style:font-size-asian="12pt" style:font-size-complex="12pt"/>
    </style:style>
    <style:style style:name="P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ParágrafodaLista" style:list-style-name="LFO7" style:family="paragraph">
      <style:text-properties fo:font-size="12pt" style:font-size-asian="12pt" style:font-size-complex="12pt"/>
    </style:style>
    <style:style style:name="P30" style:parent-style-name="ParágrafodaLista" style:list-style-name="LFO7" style:family="paragraph">
      <style:text-properties fo:font-size="12pt" style:font-size-asian="12pt" style:font-size-complex="12pt"/>
    </style:style>
    <style:style style:name="P31" style:parent-style-name="ParágrafodaLista" style:list-style-name="LFO7" style:family="paragraph">
      <style:text-properties fo:font-size="12pt" style:font-size-asian="12pt" style:font-size-complex="12pt"/>
    </style:style>
    <style:style style:name="P32" style:parent-style-name="ParágrafodaLista" style:list-style-name="LFO7" style:family="paragraph">
      <style:text-properties fo:font-size="12pt" style:font-size-asian="12pt" style:font-size-complex="12pt"/>
    </style:style>
    <style:style style:name="P3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>Model Detection + Vision API - Google OCR</text:p>
      <text:p text:style-name="P2">Workflow:</text:p>
      <text:list text:style-name="LFO1" text:continue-numbering="true">
        <text:list-item>
          <text:p text:style-name="P3">Deteção da localização da(s) matrículas do camião e/ou reboque;</text:p>
        </text:list-item>
        <text:list-item>
          <text:p text:style-name="P4">Croop da região de interesse (recorte da matrícula);</text:p>
        </text:list-item>
        <text:list-item>
          <text:p text:style-name="P5">Mini pré-processamento da região de interesse:</text:p>
          <text:list text:continue-numbering="true">
            <text:list-item>
              <text:p text:style-name="P6">Median Filter (remover ruídos associados á imagem);</text:p>
            </text:list-item>
            <text:list-item>
              <text:p text:style-name="P7">Resize do tamanho da imagem para (x: 300, y: 90), este tamanho poderá vir a ter necessidade de alterações.</text:p>
            </text:list-item>
          </text:list>
        </text:list-item>
        <text:list-item>
          <text:p text:style-name="P8">Conversão da imagem e request à Vision API para o OCR;</text:p>
        </text:list-item>
        <text:list-item>
          <text:p text:style-name="P9">Envio da resposta com a string da matrícula para o cliente do servidor.</text:p>
        </text:list-item>
      </text:list>
      <text:p text:style-name="P10"/>
      <text:p text:style-name="P11">Requisitos do modelo de deteção:</text:p>
      <text:list text:style-name="LFO4" text:continue-numbering="true">
        <text:list-item>
          <text:p text:style-name="P12">Pesos do modelo, responsáveis pelo “armazenamento da aprendizagem” ao treino a que foi submetido:</text:p>
          <text:list text:continue-numbering="true">
            <text:list-item>
              <text:p text:style-name="P13">ckpt.data;</text:p>
            </text:list-item>
            <text:list-item>
              <text:p text:style-name="P14">ckpt.index.<text:s/></text:p>
            </text:list-item>
          </text:list>
        </text:list-item>
        <text:list-item>
          <text:p text:style-name="P15">Ficheiro pipeline.config, responsável pelo armazenamento da estrutura e das funcionalidades do modelo;</text:p>
        </text:list-item>
        <text:list-item>
          <text:p text:style-name="P16">Ficheiro label_map.pbtxt, onde contém as classes + ids das classes pretendidas.</text:p>
        </text:list-item>
      </text:list>
      <text:p text:style-name="Normal"><text:span text:style-name="T17"><text:s/></text:span><text:span text:style-name="T18">Vision API:</text:span></text:p>
      <text:list text:style-name="LFO5" text:continue-numbering="true">
        <text:list-item>
          <text:p text:style-name="P19">Criação de uma conta google e criar um novo projeto no Google Cloud;</text:p>
          <text:list text:continue-numbering="true">
            <text:list-item>
              <text:p text:style-name="P20">Existirá uma opção onde se terá de selecionar como entidade empresarial e referir como revenda de produto.</text:p>
            </text:list-item>
          </text:list>
        </text:list-item>
        <text:list-item>
          <text:p text:style-name="P21">Ativar o serviço da Vision API associado a esse projeto;</text:p>
        </text:list-item>
        <text:list-item>
          <text:p text:style-name="P22">Criar uma chave API e esta será a responsável pela<text:s/>autorização<text:s/>na comunicação com o serviço Vision API.</text:p>
        </text:list-item>
      </text:list>
      <text:p text:style-name="P23"><text:span text:style-name="T24">Desta forma, os pontos necessários para a comunicação são o ENDPOIN</text:span><text:span text:style-name="T25">T_URL:<text:s/></text:span><text:a xlink:href="https://vision.googleapis.com/v1/images:annotate" office:target-frame-name="_top" xlink:show="replace"><text:span text:style-name="T26">https://vision.googleapis.com/v1/images:annotate</text:span></text:a><text:span text:style-name="T27"><text:s/>e a API_KEY.</text:span></text:p>
      <text:p text:style-name="P28">Requisitos gerais:<text:s/></text:p>
      <text:list text:style-name="LFO7" text:continue-numbering="true">
        <text:list-item>
          <text:p text:style-name="P29">Tensorflow 2.*;</text:p>
        </text:list-item>
        <text:list-item>
          <text:p text:style-name="P30">Python 3.*;</text:p>
        </text:list-item>
        <text:list-item>
          <text:p text:style-name="P31">Matplotlib;</text:p>
        </text:list-item>
        <text:list-item>
          <text:p text:style-name="P32">google.cloud</text:p>
        </text:list-item>
      </text:list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ter Vala</meta:initial-creator>
    <dc:creator>Peter Vala</dc:creator>
    <meta:creation-date>2022-06-29T15:55:00Z</meta:creation-date>
    <dc:date>2022-07-05T07:48:00Z</dc:date>
    <meta:template xlink:href="Normal" xlink:type="simple"/>
    <meta:editing-cycles>1</meta:editing-cycles>
    <meta:editing-duration>PT489180S</meta:editing-duration>
    <meta:document-statistic meta:page-count="1" meta:paragraph-count="2" meta:word-count="229" meta:character-count="1464" meta:row-count="10" meta:non-whitespace-character-count="1237"/>
  </office:meta>
</office:document-meta>
</file>